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6D00000059EB055E484C4DEA96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4cm" svg:y1="1cm" svg:x2="1cm" svg:y2="28.7cm">
          <text:p/>
        </draw:line>
        <draw:line draw:style-name="gr1" draw:text-style-name="P1" draw:layer="layout" svg:x1="20cm" svg:y1="28.7cm" svg:x2="15.6cm" svg:y2="1cm">
          <text:p/>
        </draw:line>
        <draw:line draw:style-name="gr1" draw:text-style-name="P1" draw:layer="layout" svg:x1="10.499cm" svg:y1="1cm" svg:x2="10.501cm" svg:y2="28.701cm">
          <text:p/>
        </draw:line>
        <draw:frame draw:style-name="gr2" draw:text-style-name="P2" draw:layer="layout" svg:width="4.898cm" svg:height="4cm" svg:x="4.902cm" svg:y="7.3cm">
          <draw:image xlink:href="Pictures/100000000000006D00000059EB055E484C4DEA96.jpg" xlink:type="simple" xlink:show="embed" xlink:actuate="onLoad">
            <text:p/>
          </draw:image>
        </draw:frame>
        <draw:frame draw:style-name="gr2" draw:text-style-name="P2" draw:layer="layout" svg:width="5.019cm" svg:height="4.1cm" svg:x="11.081cm" svg:y="7.2cm">
          <draw:image xlink:href="Pictures/100000000000006D00000059EB055E484C4DEA96.jpg" xlink:type="simple" xlink:show="embed" xlink:actuate="onLoad">
            <text:p/>
          </draw:image>
        </draw:frame>
        <draw:frame draw:style-name="gr2" draw:text-style-name="P2" draw:layer="layout" svg:width="5.438cm" svg:height="4.442cm" svg:x="11.8cm" svg:y="12.3cm">
          <draw:image xlink:href="Pictures/100000000000006D00000059EB055E484C4DEA96.jpg" xlink:type="simple" xlink:show="embed" xlink:actuate="onLoad">
            <text:p/>
          </draw:image>
        </draw:frame>
        <draw:frame draw:style-name="gr2" draw:text-style-name="P2" draw:layer="layout" svg:width="5.754cm" svg:height="4.7cm" svg:x="11.884cm" svg:y="17.6cm">
          <draw:image xlink:href="Pictures/100000000000006D00000059EB055E484C4DEA96.jpg" xlink:type="simple" xlink:show="embed" xlink:actuate="onLoad">
            <text:p/>
          </draw:image>
        </draw:frame>
        <draw:frame draw:style-name="gr2" draw:text-style-name="P2" draw:layer="layout" svg:width="4.4cm" svg:height="3.594cm" svg:x="11cm" svg:y="2.894cm">
          <draw:image xlink:href="Pictures/100000000000006D00000059EB055E484C4DEA9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rikanth Pisharody</meta:initial-creator>
    <meta:creation-date>2017-04-23T17:14:27.313754018</meta:creation-date>
    <dc:date>2017-04-23T18:22:02.130770791</dc:date>
    <dc:creator>Srikanth Pisharody</dc:creator>
    <meta:editing-duration>PT51M58S</meta:editing-duration>
    <meta:editing-cycles>13</meta:editing-cycles>
    <meta:generator>LibreOffice/5.0.3.2$Linux_X86_64 LibreOffice_project/00m0$Build-2</meta:generator>
    <meta:document-statistic meta:object-count="8"/>
  </office:meta>
</office:document-meta>
</file>